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Generalization and Overfit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neralization</text:p>
          </draw:text-box>
        </draw:frame>
        <draw:frame draw:style-name="gr2" draw:text-style-name="P3" draw:layer="layout" svg:width="26cm" svg:height="2.384cm" svg:x="1cm" svg:y="4cm">
          <draw:text-box>
            <text:p>Generalization refers to your model's ability to adapt properly to new, previously unseen data, drawn from the same distribution as the one used to create the model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100% Accuracy</text:p>
          </draw:text-box>
        </draw:frame>
        <draw:frame draw:style-name="gr3" draw:text-style-name="P3" draw:layer="layout" svg:width="26cm" svg:height="6.65cm" svg:x="0.5cm" svg:y="4cm">
          <draw:text-box>
            <text:p>- Dataset is small</text:p>
            <text:p>- Dataset is extremely simplified</text:p>
            <text:p>- Problem is simple</text:p>
            <text:p/>
            <text:p>In real world situations, where there can N number of complications, it is very tough to build a model that captures the entire scene perfectly.</text:p>
            <text:p/>
            <text:p>So: if the model is giving 100% accuracy for a real world problem, there is something wrong with the developer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Unseen Data and Train-Test-Split</text:p>
          </draw:text-box>
        </draw:frame>
        <draw:frame draw:style-name="gr3" draw:text-style-name="P3" draw:layer="layout" svg:width="26cm" svg:height="9.494cm" svg:x="0.5cm" svg:y="3cm">
          <draw:text-box>
            <text:p>How would you make sure that the model is generalizing well when the data is limited?</text:p>
            <text:p/>
            <text:p>Answer:</text:p>
            <text:p/>
            <text:p>We have to keep some part of the data aside for testing purpose.</text:p>
            <text:p/>
            <text:p>We do not fit the model on 100% data.</text:p>
            <text:p/>
            <text:p>20% or 25% or 30% or 33% so and so forth amount of data is kept separate for testing purpose.</text:p>
            <text:p/>
            <text:p>That is how we get unseen data for the model using the train-test-split functionality of scikit-lear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2T19:37:11.854358247</meta:creation-date>
    <meta:editing-duration>PT12M11S</meta:editing-duration>
    <meta:editing-cycles>7</meta:editing-cycles>
    <meta:generator>LibreOffice/7.3.7.2$Linux_X86_64 LibreOffice_project/30$Build-2</meta:generator>
    <dc:title>Blue Curve</dc:title>
    <dc:date>2023-07-12T19:49:24.633816191</dc:date>
    <meta:document-statistic meta:object-count="50"/>
  </office:meta>
</office:document-meta>
</file>